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STIX Math" svg:font-family="'STIX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59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3.884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1.68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0.972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766cm" fo:min-width="0.716cm" fo:padding-top="0.152cm" fo:padding-bottom="0.152cm" fo:padding-left="0.277cm" fo:padding-right="0.277cm"/>
    </style:style>
    <style:style style:name="gr17" style:family="graphic" style:parent-style-name="objectwithoutfill">
      <style:graphic-properties svg:stroke-width="0.028cm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084cm" fo:min-width="0.21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</style:style>
    <style:style style:name="gr20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999999" draw:opacity="36%" draw:textarea-horizontal-align="justify" draw:textarea-vertical-align="middle" draw:auto-grow-height="false" fo:min-height="4.254cm" fo:min-width="8.252cm" fo:padding-top="0.151cm" fo:padding-bottom="0.151cm" fo:padding-left="0.276cm" fo:padding-right="0.276cm"/>
    </style:style>
    <style:style style:name="gr22" style:family="graphic">
      <style:graphic-properties style:protect="size"/>
    </style:style>
    <style:style style:name="pr1" style:family="presentation" style:parent-style-name="Default_5f_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0%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Latin Modern Math"/>
    </style:style>
    <style:style style:name="P8" style:family="paragraph">
      <loext:graphic-properties draw:fill-color="#ffffff"/>
      <style:paragraph-properties fo:line-height="50%" fo:text-align="center"/>
      <style:text-properties style:font-name="STIX Math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999999" draw:opacity="36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Latin Modern Math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draw:g>
          <draw:custom-shape draw:style-name="gr1" draw:text-style-name="P1" draw:layer="layout" svg:width="1.27cm" svg:height="1.27cm" svg:x="4.227cm" svg:y="4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2" draw:text-style-name="P2" draw:layer="layout" svg:width="0.71cm" svg:height="0.671cm" svg:x="4.532cm" svg:y="4.798cm" svg:viewBox="0 0 711 672" draw:points="356,672 0,672 0,0 711,0 711,672">
              <text:p/>
            </draw:polygon>
            <draw:path draw:style-name="gr3" draw:text-style-name="P3" draw:layer="layout" svg:width="0.601cm" svg:height="0.674cm" svg:x="4.588cm" svg:y="4.795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4" draw:text-style-name="P4" draw:layer="layout" svg:x1="2.84cm" svg:y1="5.138cm" svg:x2="4.249cm" svg:y2="5.138cm">
          <text:p/>
        </draw:line>
        <draw:g>
          <svg:title>TexMaths</svg:title>
          <svg:desc>28§display§$+$§svg§600§FALSE§</svg:desc>
          <draw:polygon draw:style-name="gr2" draw:text-style-name="P2" draw:layer="layout" svg:width="0.763cm" svg:height="0.654cm" svg:x="3.863cm" svg:y="5.687cm" svg:viewBox="0 0 764 655" draw:points="383,655 0,655 0,0 764,0 764,655">
            <text:p/>
          </draw:polygon>
          <draw:path draw:style-name="gr3" draw:text-style-name="P3" draw:layer="layout" svg:width="0.657cm" svg:height="0.657cm" svg:x="3.919cm" svg:y="5.68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r_Z$§svg§600§TRUE§</svg:desc>
          <draw:polygon draw:style-name="gr5" draw:text-style-name="P5" draw:layer="layout" svg:width="0.971cm" svg:height="0.573cm" svg:x="3.033cm" svg:y="4.28cm" svg:viewBox="0 0 972 574" draw:points="486,574 0,574 0,0 972,0 972,574">
            <text:p/>
          </draw:polygon>
          <draw:path draw:style-name="gr6" draw:text-style-name="P3" draw:layer="layout" svg:width="0.333cm" svg:height="0.436cm" svg:x="3.06cm" svg:y="4.26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6" draw:text-style-name="P3" draw:layer="layout" svg:width="0.494cm" svg:height="0.472cm" svg:x="3.474cm" svg:y="4.381cm" svg:viewBox="0 0 495 473" svg:d="M486 27c7-5 9-11 9-20 0-7-5-7-18-7h-322c-18 0-18 0-23 13l-40 126c-2 9-2 9-2 11s2 9 11 9 11-4 13-11c34-96 88-123 177-123h123l-403 417c-4 6-11 13-11 24 0 7 7 7 18 7h336c18 0 18 0 22-14l50-154c4-9 4-11 4-11 0 0 0-9-11-9-9 0-11 2-16 18-31 94-67 143-188 143h-132z">
            <text:p/>
          </draw:path>
        </draw:g>
        <draw:g>
          <svg:title>TexMaths</svg:title>
          <svg:desc>18§display§$u_I \approx \textrm{surface}$§svg§600§TRUE§</svg:desc>
          <draw:polygon draw:style-name="gr5" draw:text-style-name="P5" draw:layer="layout" svg:width="3.406cm" svg:height="0.536cm" svg:x="15.748cm" svg:y="1.785cm" svg:viewBox="0 0 3407 537" draw:points="1704,537 0,537 0,0 3407,0 3407,537">
            <text:p/>
          </draw:polygon>
          <draw:path draw:style-name="gr6" draw:text-style-name="P3" draw:layer="layout" svg:width="0.319cm" svg:height="0.288cm" svg:x="15.768cm" svg:y="1.945cm" svg:viewBox="0 0 320 289" svg:d="M228 231v58l92-8v-20c-45 0-49-4-49-34v-227l-94 7v20c45 0 49 5 49 35v114c0 55-30 98-76 98-54 0-56-29-56-62v-212l-94 7v20c49 0 49 2 49 58v95c0 51 0 109 98 109 34 0 63-18 81-58z">
            <text:p/>
          </draw:path>
          <draw:path draw:style-name="gr6" draw:text-style-name="P3" draw:layer="layout" svg:width="0.209cm" svg:height="0.303cm" svg:x="16.128cm" svg:y="2.018cm" svg:viewBox="0 0 210 304" svg:d="M156 35c4-15 4-19 38-19 10 0 16 0 16-9 0-4-3-7-7-7-9 0-20 1-30 1-9 0-20 0-30 0h-31c-10 0-21-1-30-1-3 0-10 0-10 10 0 6 6 6 14 6 2 0 10 0 18 1 8 0 13 2 13 6 0 3-2 6-3 10l-59 237c-3 14-5 19-39 19-12 0-16 0-16 10 0 0 0 5 7 5 13 0 46-1 61-1h30c10 0 22 1 30 1 3 0 10 0 10-10 0-5-6-5-14-5-2 0-10 0-19-2-10 0-10-3-10-6 0-1 0-3 1-10z">
            <text:p/>
          </draw:path>
          <draw:path draw:style-name="gr6" draw:text-style-name="P3" draw:layer="layout" svg:width="0.422cm" svg:height="0.272cm" svg:x="16.6cm" svg:y="1.919cm" svg:viewBox="0 0 423 273" svg:d="M423 20c0-14-4-20-8-20-3 0-9 3-9 17-3 45-47 71-89 71-36 0-68-20-101-42-35-23-69-46-109-46-59 0-107 45-107 104 0 14 6 19 9 19 7 0 8-12 8-15 5-53 56-72 90-72 36 0 67 19 100 42 35 23 69 46 110 46 59 0 106-46 106-104zM423 169c0-19-7-20-8-20-3 0-9 4-9 17-3 45-47 71-89 71-36 0-68-21-101-42-35-23-69-46-109-46-59 0-107 44-107 104 0 14 6 18 9 18 7 0 8-11 8-14 5-54 56-72 90-72 36 0 67 18 100 42 35 23 69 46 110 46 60 0 106-48 106-104z">
            <text:p/>
          </draw:path>
          <draw:path draw:style-name="gr6" draw:text-style-name="P3" draw:layer="layout" svg:width="0.208cm" svg:height="0.292cm" svg:x="17.254cm" svg:y="1.941cm" svg:viewBox="0 0 209 293" svg:d="M111 162c14 2 66 13 66 59 0 32-21 57-72 57-53 0-76-36-88-90-1-8-3-11-8-11-9 0-9 5-9 16v84c0 12 0 16 7 16 3 0 5-2 16-13 1-2 1-3 13-14 27 25 56 27 69 27 74 0 104-43 104-90 0-33-20-51-28-60-21-20-46-25-72-30-36-8-79-15-79-52 0-23 18-49 72-49 69 0 74 57 75 77 0 6 6 6 7 6 9 0 9-3 9-16v-63c0-12 0-16-7-16-3 0-5 0-13 7-2 3-9 9-12 10-23-17-50-17-59-17-78 0-102 43-102 78 0 23 10 40 27 55 21 16 39 20 84 29z">
            <text:p/>
          </draw:path>
          <draw:path draw:style-name="gr6" draw:text-style-name="P3" draw:layer="layout" svg:width="0.319cm" svg:height="0.288cm" svg:x="17.503cm" svg:y="1.945cm" svg:viewBox="0 0 320 289" svg:d="M228 231v58l92-8v-20c-45 0-49-4-49-34v-227l-94 7v20c45 0 49 5 49 35v114c0 55-30 98-76 98-54 0-56-29-56-62v-212l-94 7v20c49 0 49 2 49 58v95c0 51 0 109 98 109 34 0 63-18 81-58z">
            <text:p/>
          </draw:path>
          <draw:path draw:style-name="gr6" draw:text-style-name="P3" draw:layer="layout" svg:width="0.214cm" svg:height="0.28cm" svg:x="17.852cm" svg:y="1.945cm" svg:viewBox="0 0 215 281" svg:d="M88 71v-71l-88 7v20c45 0 49 5 49 35v172c0 27-6 27-49 27v20c24 0 55-1 72-1 26 0 56 0 82 1v-20h-14c-46 0-48-6-48-29v-98c0-63 26-120 75-120 4 0 6 0 7 0-3 2-14 9-14 25 0 19 13 27 27 27 12 0 28-7 28-27s-21-39-48-39c-46 0-69 43-79 71z">
            <text:p/>
          </draw:path>
          <draw:path draw:style-name="gr6" draw:text-style-name="P3" draw:layer="layout" svg:width="0.205cm" svg:height="0.448cm" svg:x="18.102cm" svg:y="1.778cm" svg:viewBox="0 0 206 449" svg:d="M91 175v-74c0-56 30-87 59-87 1 0 10 0 20 5-7 3-19 10-19 26 0 14 10 27 28 27s27-13 27-27c0-23-23-45-56-45-45 0-100 33-100 101v74h-50v18h50v207c0 29-7 29-50 29v20c26-2 55-3 73-3 26 0 55 0 81 3v-20h-13c-47 0-49-8-49-31v-205h74v-18z">
            <text:p/>
          </draw:path>
          <draw:path draw:style-name="gr6" draw:text-style-name="P3" draw:layer="layout" svg:width="0.286cm" svg:height="0.292cm" svg:x="18.303cm" svg:y="1.941cm" svg:viewBox="0 0 287 293" svg:d="M184 237c3 26 20 52 51 52 13 0 52-9 52-61v-35h-16v35c0 38-16 42-23 42-20 0-23-29-23-32v-128c0-26 0-51-23-75-25-25-57-35-88-35-52 0-95 30-95 72 0 19 13 30 29 30 17 0 28-13 28-30 0-7-3-29-31-29 17-21 47-29 69-29 30 0 66 25 66 81v25c-32 1-76 3-117 21-47 22-63 55-63 84 0 52 62 68 102 68 42 0 71-26 82-56zM180 133v63c0 61-45 82-73 82-32 0-58-23-58-54 0-35 27-88 131-91z">
            <text:p/>
          </draw:path>
          <draw:path draw:style-name="gr6" draw:text-style-name="P3" draw:layer="layout" svg:width="0.241cm" svg:height="0.292cm" svg:x="18.614cm" svg:y="1.941cm" svg:viewBox="0 0 242 293" svg:d="M53 147c0-104 52-131 85-131 6 0 46 0 69 23-26 3-30 22-30 30 0 16 12 29 29 29s30-11 30-30c0-43-49-68-98-68-79 0-138 69-138 147 0 82 63 146 137 146 85 0 105-77 105-84 0-6-6-6-7-6-6 0-7 3-9 6-19 59-60 68-83 68-34 0-90-27-90-130z">
            <text:p/>
          </draw:path>
          <draw:path draw:style-name="gr6" draw:text-style-name="P3" draw:layer="layout" svg:width="0.245cm" svg:height="0.292cm" svg:x="18.89cm" svg:y="1.941cm" svg:viewBox="0 0 246 293" svg:d="M53 126c5-96 58-112 79-112 65 0 72 86 72 112zM53 139h177c15 0 16 0 16-13 0-64-34-126-114-126-73 0-132 65-132 146 0 85 66 147 140 147 77 0 106-71 106-84 0-6-6-7-8-7-6 0-8 4-8 9-23 66-80 66-86 66-32 0-58-20-72-43-19-31-19-72-19-95z">
            <text:p/>
          </draw:path>
        </draw:g>
        <draw:custom-shape draw:style-name="gr7" draw:text-style-name="P1" draw:layer="layout" svg:width="2.148cm" svg:height="1.27cm" svg:x="20.33cm" svg:y="3.9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-$§svg§600§TRUE§</svg:desc>
          <draw:polygon draw:style-name="gr5" draw:text-style-name="P5" draw:layer="layout" svg:width="0.273cm" svg:height="0.243cm" svg:x="5.016cm" svg:y="5.811cm" svg:viewBox="0 0 274 244" draw:points="137,244 0,244 0,0 274,0 274,244">
            <text:p/>
          </draw:polygon>
          <draw:polygon draw:style-name="gr6" draw:text-style-name="P3" draw:layer="layout" svg:width="0.262cm" svg:height="0.059cm" svg:x="5.027cm" svg:y="5.811cm" svg:viewBox="0 0 263 60" draw:points="263,60 263,0 0,0 0,60">
            <text:p/>
          </draw:polygon>
        </draw:g>
        <draw:g>
          <svg:title>TexMaths</svg:title>
          <svg:desc>28§display§$G(s)$§svg§600§FALSE§</svg:desc>
          <draw:polygon draw:style-name="gr2" draw:text-style-name="P2" draw:layer="layout" svg:width="1.92cm" svg:height="0.982cm" svg:x="20.457cm" svg:y="4.063cm" svg:viewBox="0 0 1921 983" draw:points="961,983 0,983 0,0 1921,0 1921,983">
            <text:p/>
          </draw:polygon>
          <draw:path draw:style-name="gr3" draw:text-style-name="P3" draw:layer="layout" svg:width="0.671cm" svg:height="0.719cm" svg:x="20.513cm" svg:y="4.105cm" svg:viewBox="0 0 672 720" svg:d="M532 636c11 19 50 59 62 59 8 0 8-6 8-23v-171c0-39 6-44 70-44v-31c-36 3-92 3-120 3-42 0-126 0-160-3v31h31c89 0 92 11 92 47v65c0 109-126 120-154 120-64 0-260-36-260-330 0-295 196-328 255-328 106 0 196 89 215 235 3 11 3 17 17 17s14-6 14-25v-236c0-16 0-22-11-22-3 0-6 0-14 11l-51 73c-30-31-84-84-182-84-184 0-344 157-344 359 0 201 157 361 347 361 70 0 151-28 185-84z">
            <text:p/>
          </draw:path>
          <draw:path draw:style-name="gr3" draw:text-style-name="P3" draw:layer="layout" svg:width="0.231cm" svg:height="0.985cm" svg:x="21.325cm" svg:y="4.0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3" draw:layer="layout" svg:width="0.324cm" svg:height="0.453cm" svg:x="21.642cm" svg:y="4.35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" draw:text-style-name="P3" draw:layer="layout" svg:width="0.231cm" svg:height="0.985cm" svg:x="22.05cm" svg:y="4.0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custom-shape draw:style-name="gr8" draw:text-style-name="P7" draw:layer="layout" svg:width="4.436cm" svg:height="1.016cm" svg:x="16.85cm" svg:y="7.366cm">
          <text:p text:style-name="P6"><text:span text:style-name="T1">cantilever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8§display§$\textrm{deflection}$§svg§600§FALSE§</svg:desc>
          <draw:polygon draw:style-name="gr9" draw:text-style-name="P2" draw:layer="layout" svg:width="2.622cm" svg:height="0.454cm" svg:x="10.112cm" svg:y="8.065cm" svg:viewBox="0 0 2623 455" draw:points="1311,455 0,455 0,0 2623,0 2623,455">
            <text:p/>
          </draw:polygon>
          <draw:path draw:style-name="gr6" draw:text-style-name="P3" draw:layer="layout" svg:width="0.313cm" svg:height="0.447cm" svg:x="10.134cm" svg:y="8.072cm" svg:viewBox="0 0 314 448" svg:d="M220 406v42l94-7v-21c-45 0-51-4-51-34v-386l-90 7v20c44 0 49 5 49 35v137c-19-22-46-39-81-39-75 0-141 62-141 144 0 80 62 144 135 144 41 0 69-22 85-42zM220 236v130c0 11 0 13-7 23-19 30-47 44-75 44-29 0-52-15-67-40-16-26-18-62-18-88 0-24 2-62 19-90 14-21 37-41 72-41 23 0 49 9 69 38 7 11 7 13 7 24z">
            <text:p/>
          </draw:path>
          <draw:path draw:style-name="gr6" draw:text-style-name="P3" draw:layer="layout" svg:width="0.245cm" svg:height="0.291cm" svg:x="10.48cm" svg:y="8.228cm" svg:viewBox="0 0 246 292" svg:d="M53 125c5-95 58-111 79-111 65 0 72 85 72 111zM53 138h177c15 0 16 0 16-13 0-63-34-125-114-125-73 0-132 65-132 145 0 85 66 147 140 147 77 0 106-70 106-83 0-6-6-7-9-7-5 0-7 4-7 8-23 66-80 66-86 66-32 0-58-20-72-43-19-30-19-72-19-95z">
            <text:p/>
          </draw:path>
          <draw:path draw:style-name="gr6" draw:text-style-name="P3" draw:layer="layout" svg:width="0.317cm" svg:height="0.447cm" svg:x="10.761cm" svg:y="8.065cm" svg:viewBox="0 0 318 448" svg:d="M226 193v206c0 29-7 29-49 29v20c20-2 55-3 71-3 15 0 46 1 70 3v-20c-43 0-50 0-50-29v-392l-23 3c-2 0-3 0-6-1-20-9-46-9-53-9-67 0-136 36-136 102v72h-50v19h50v206c0 29-7 29-50 29v20c22-2 55-3 71-3 15 0 47 1 70 3v-20c-42 0-49 0-49-29v-206zM226 174h-135v-72c0-59 47-88 95-88 5 0 23 0 40 6-6 2-16 9-16 25 0 11 6 21 16 24z">
            <text:p/>
          </draw:path>
          <draw:path draw:style-name="gr6" draw:text-style-name="P3" draw:layer="layout" svg:width="0.245cm" svg:height="0.291cm" svg:x="11.114cm" svg:y="8.228cm" svg:viewBox="0 0 246 292" svg:d="M53 125c5-95 58-111 79-111 65 0 72 85 72 111zM53 138h177c15 0 16 0 16-13 0-63-34-125-114-125-73 0-132 65-132 145 0 85 66 147 140 147 77 0 106-70 106-83 0-6-6-7-9-7-5 0-7 4-7 8-23 66-80 66-86 66-32 0-58-20-72-43-19-30-19-72-19-95z">
            <text:p/>
          </draw:path>
          <draw:path draw:style-name="gr6" draw:text-style-name="P3" draw:layer="layout" svg:width="0.241cm" svg:height="0.291cm" svg:x="11.399cm" svg:y="8.228cm" svg:viewBox="0 0 242 292" svg:d="M53 147c0-104 52-131 85-131 6 0 46 0 69 23-26 3-30 21-30 30 0 16 12 29 29 29s30-12 30-30c0-44-49-68-98-68-79 0-138 69-138 147 0 82 63 145 137 145 85 0 105-76 105-83 0-6-6-6-7-6-6 0-8 3-9 6-19 59-60 67-84 67-33 0-89-27-89-129z">
            <text:p/>
          </draw:path>
          <draw:path draw:style-name="gr6" draw:text-style-name="P3" draw:layer="layout" svg:width="0.199cm" svg:height="0.396cm" svg:x="11.669cm" svg:y="8.123cm" svg:viewBox="0 0 200 397" svg:d="M98 137h91v-20h-91v-117h-16c0 52-20 120-82 122v15h55v174c0 79 59 86 82 86 44 0 63-44 63-86v-36h-17v36c0 46-19 71-42 71-43 0-43-58-43-70z">
            <text:p/>
          </draw:path>
          <draw:path draw:style-name="gr6" draw:text-style-name="P3" draw:layer="layout" svg:width="0.136cm" svg:height="0.424cm" svg:x="11.924cm" svg:y="8.08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6" draw:text-style-name="P3" draw:layer="layout" svg:width="0.281cm" svg:height="0.291cm" svg:x="12.097cm" svg:y="8.228cm" svg:viewBox="0 0 282 292" svg:d="M282 148c0-80-65-148-141-148-79 0-141 69-141 148 0 82 66 144 141 144 76 0 141-63 141-144zM141 276c-27 0-55-14-72-43-16-27-16-66-16-89 0-24 0-59 15-88 17-29 47-42 73-42 27 0 55 13 71 41 17 27 17 65 17 89 0 23 0 58-15 85-12 29-41 47-73 47z">
            <text:p/>
          </draw:path>
          <draw:path draw:style-name="gr6" draw:text-style-name="P3" draw:layer="layout" svg:width="0.319cm" svg:height="0.28cm" svg:x="12.416cm" svg:y="8.232cm" svg:viewBox="0 0 320 281" svg:d="M49 62v171c0 28-6 28-49 28v20c22 0 55-2 72-2 16 0 49 2 70 2v-20c-41 0-48 0-48-28v-118c0-66 44-101 84-101 41 0 48 35 48 71v148c0 28-7 28-49 28v20c22 0 55-2 72-2 16 0 49 2 71 2v-20c-34 0-49 0-49-19v-121c0-55 0-75-21-98-8-10-30-23-66-23-47 0-76 27-95 66v-66l-89 7v20c45 0 49 5 49 35z">
            <text:p/>
          </draw:path>
        </draw:g>
        <draw:g>
          <draw:custom-shape draw:style-name="gr1" draw:text-style-name="P1" draw:layer="layout" svg:width="1.27cm" svg:height="1.27cm" svg:x="23.494cm" svg:y="3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2" draw:text-style-name="P2" draw:layer="layout" svg:width="0.71cm" svg:height="0.671cm" svg:x="23.799cm" svg:y="4.265cm" svg:viewBox="0 0 711 672" draw:points="356,672 0,672 0,0 711,0 711,672">
              <text:p/>
            </draw:polygon>
            <draw:path draw:style-name="gr3" draw:text-style-name="P3" draw:layer="layout" svg:width="0.601cm" svg:height="0.674cm" svg:x="23.855cm" svg:y="4.262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10" draw:text-style-name="P4" draw:layer="layout" svg:x1="16.85cm" svg:y1="7.874cm" svg:x2="4.918cm" svg:y2="7.874cm">
          <text:p/>
        </draw:line>
        <draw:line draw:style-name="gr4" draw:text-style-name="P4" draw:layer="layout" svg:x1="4.918cm" svg:y1="7.874cm" svg:x2="4.918cm" svg:y2="5.734cm">
          <text:p/>
        </draw:line>
        <draw:line draw:style-name="gr10" draw:text-style-name="P4" draw:layer="layout" svg:x1="15.748cm" svg:y1="4.572cm" svg:x2="15.748cm" svg:y2="2.54cm">
          <text:p/>
        </draw:line>
        <draw:line draw:style-name="gr4" draw:text-style-name="P4" draw:layer="layout" svg:x1="15.748cm" svg:y1="2.54cm" svg:x2="17.619cm" svg:y2="2.54cm">
          <text:p/>
        </draw:line>
        <draw:line draw:style-name="gr4" draw:text-style-name="P4" draw:layer="layout" svg:x1="22.478cm" svg:y1="4.572cm" svg:x2="23.465cm" svg:y2="4.572cm">
          <text:p/>
        </draw:line>
        <draw:line draw:style-name="gr11" draw:text-style-name="P4" draw:layer="layout" svg:x1="24.064cm" svg:y1="3.91cm" svg:x2="24.064cm" svg:y2="1.878cm">
          <text:p/>
        </draw:line>
        <draw:line draw:style-name="gr12" draw:text-style-name="P4" draw:layer="layout" svg:x1="24.764cm" svg:y1="4.572cm" svg:x2="25.464cm" svg:y2="4.572cm">
          <text:p/>
        </draw:line>
        <draw:line draw:style-name="gr13" draw:text-style-name="P4" draw:layer="layout" svg:x1="25.464cm" svg:y1="7.874cm" svg:x2="21.286cm" svg:y2="7.874cm">
          <text:p/>
        </draw:line>
        <draw:line draw:style-name="gr10" draw:text-style-name="P4" draw:layer="layout" svg:x1="25.464cm" svg:y1="7.874cm" svg:x2="25.464cm" svg:y2="4.572cm">
          <text:p/>
        </draw:line>
        <draw:g>
          <svg:title>TexMaths</svg:title>
          <svg:desc>18§display§$\textrm{surface}$§svg§600§TRUE§</svg:desc>
          <draw:polygon draw:style-name="gr5" draw:text-style-name="P5" draw:layer="layout" svg:width="1.903cm" svg:height="0.454cm" draw:transform="rotate (1.5707963267949) translate (23.436cm 3.682cm)" svg:viewBox="0 0 1904 455" draw:points="952,455 0,455 0,0 1904,0 1904,455">
            <text:p/>
          </draw:polygon>
          <draw:path draw:style-name="gr6" draw:text-style-name="P3" draw:layer="layout" svg:width="0.208cm" svg:height="0.291cm" draw:transform="rotate (1.5707963267949) translate (23.599cm 3.662cm)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6" draw:text-style-name="P3" draw:layer="layout" svg:width="0.319cm" svg:height="0.287cm" draw:transform="rotate (1.5707963267949) translate (23.603cm 3.413cm)" svg:viewBox="0 0 320 288" svg:d="M228 230v58l92-7v-20c-45 0-49-5-49-35v-226l-94 7v20c45 0 49 5 49 35v114c0 54-30 98-76 98-54 0-56-29-56-62v-212l-94 7v20c49 0 49 2 49 58v95c0 50 0 108 98 108 34 0 63-17 81-58z">
            <text:p/>
          </draw:path>
          <draw:path draw:style-name="gr6" draw:text-style-name="P3" draw:layer="layout" svg:width="0.214cm" svg:height="0.28cm" draw:transform="rotate (1.5707963267949) translate (23.603cm 3.063cm)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6" draw:text-style-name="P3" draw:layer="layout" svg:width="0.205cm" svg:height="0.447cm" draw:transform="rotate (1.5707963267949) translate (23.436cm 2.812cm)" svg:viewBox="0 0 206 448" svg:d="M91 174v-73c0-56 30-87 59-87 1 0 10 0 20 5-7 3-19 10-19 26 0 14 10 27 28 27s27-13 27-27c0-23-23-45-56-45-45 0-100 33-100 101v73h-50v19h50v206c0 29-7 29-50 29v20c26-2 55-3 73-3 26 0 55 0 81 3v-20h-13c-47 0-49-8-49-31v-204h74v-19z">
            <text:p/>
          </draw:path>
          <draw:path draw:style-name="gr6" draw:text-style-name="P3" draw:layer="layout" svg:width="0.286cm" svg:height="0.291cm" draw:transform="rotate (1.5707963267949) translate (23.599cm 2.613cm)" svg:viewBox="0 0 287 292" svg:d="M184 236c3 26 21 52 51 52 13 0 52-9 52-60v-35h-16v35c0 37-16 41-23 41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6" draw:text-style-name="P3" draw:layer="layout" svg:width="0.241cm" svg:height="0.291cm" draw:transform="rotate (1.5707963267949) translate (23.599cm 2.302cm)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6" draw:text-style-name="P3" draw:layer="layout" svg:width="0.245cm" svg:height="0.291cm" draw:transform="rotate (1.5707963267949) translate (23.599cm 2.024cm)" svg:viewBox="0 0 246 292" svg:d="M53 125c5-95 58-111 80-111 64 0 72 85 72 111zM53 138h177c15 0 16 0 16-13 0-63-34-125-113-125-74 0-133 65-133 145 0 85 66 147 140 147 77 0 106-70 106-83 0-6-5-7-8-7-6 0-8 4-8 8-23 66-80 66-86 66-32 0-58-20-72-43-19-30-19-72-19-95z">
            <text:p/>
          </draw:path>
        </draw:g>
        <draw:g>
          <svg:title>TexMaths</svg:title>
          <svg:desc>18§display§$e_Z$§svg§600§FALSE§</svg:desc>
          <draw:polygon draw:style-name="gr9" draw:text-style-name="P2" draw:layer="layout" svg:width="0.658cm" svg:height="0.367cm" svg:x="6.595cm" svg:y="4.114cm" svg:viewBox="0 0 659 368" draw:points="330,368 0,368 0,0 659,0 659,368">
            <text:p/>
          </draw:polygon>
          <draw:path draw:style-name="gr6" draw:text-style-name="P3" draw:layer="layout" svg:width="0.246cm" svg:height="0.291cm" svg:x="6.612cm" svg:y="4.102cm" svg:viewBox="0 0 247 292" svg:d="M53 125c5-95 58-111 80-111 65 0 72 85 72 111zM53 138h178c14 0 16 0 16-13 0-63-35-125-114-125-74 0-133 65-133 145 0 85 66 147 140 147 78 0 107-70 107-83 0-6-6-7-9-7-6 0-7 4-7 8-23 66-81 66-87 66-32 0-57-20-72-43-19-30-19-72-19-95z">
            <text:p/>
          </draw:path>
          <draw:path draw:style-name="gr6" draw:text-style-name="P3" draw:layer="layout" svg:width="0.318cm" svg:height="0.303cm" svg:x="6.912cm" svg:y="4.178cm" svg:viewBox="0 0 319 304" svg:d="M313 17c4-3 6-7 6-13 0-4-3-4-12-4h-208c-11 0-11 0-14 9l-26 80c-1 6-1 6-1 7 0 2 1 6 7 6s7-3 9-7c21-62 56-79 113-79h80l-260 268c-3 4-7 8-7 15 0 5 4 5 12 5h216c11 0 11 0 14-9l32-99c3-6 3-7 3-7 0 0 0-6-7-6-6 0-8 1-10 11-21 61-44 92-122 92h-85z">
            <text:p/>
          </draw:path>
        </draw:g>
        <draw:g>
          <svg:title>TexMaths</svg:title>
          <svg:desc>28§display§$+$§svg§600§FALSE§</svg:desc>
          <draw:polygon draw:style-name="gr2" draw:text-style-name="P2" draw:layer="layout" svg:width="0.763cm" svg:height="0.654cm" svg:x="22.73cm" svg:y="4.933cm" svg:viewBox="0 0 764 655" draw:points="383,655 0,655 0,0 764,0 764,655">
            <text:p/>
          </draw:polygon>
          <draw:path draw:style-name="gr3" draw:text-style-name="P3" draw:layer="layout" svg:width="0.657cm" svg:height="0.657cm" svg:x="22.786cm" svg:y="4.93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+$§svg§600§FALSE§</svg:desc>
          <draw:polygon draw:style-name="gr2" draw:text-style-name="P2" draw:layer="layout" svg:width="0.763cm" svg:height="0.654cm" svg:x="24.232cm" svg:y="3.233cm" svg:viewBox="0 0 764 655" draw:points="383,655 0,655 0,0 764,0 764,655">
            <text:p/>
          </draw:polygon>
          <draw:path draw:style-name="gr3" draw:text-style-name="P3" draw:layer="layout" svg:width="0.657cm" svg:height="0.657cm" svg:x="24.288cm" svg:y="3.23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custom-shape draw:style-name="gr14" draw:text-style-name="P1" draw:layer="layout" svg:width="2.24cm" svg:height="1.524cm" svg:x="16.738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latex§$D^{-1}(z)$§svg§600§TRUE§</svg:desc>
          <draw:polygon draw:style-name="gr5" draw:text-style-name="P5" draw:layer="layout" svg:width="2.035cm" svg:height="0.672cm" svg:x="16.9cm" svg:y="4.174cm" svg:viewBox="0 0 2036 673" draw:points="1018,673 0,673 0,0 2036,0 2036,673">
            <text:p/>
          </draw:polygon>
          <draw:path draw:style-name="gr6" draw:text-style-name="P3" draw:layer="layout" svg:width="0.484cm" svg:height="0.432cm" svg:x="16.926cm" svg:y="4.257cm" svg:viewBox="0 0 485 433" svg:d="M75 384c-6 25-7 29-58 29-10 0-17 0-17 13 0 7 6 7 17 7h211c132 0 257-134 257-272 0-90-54-161-150-161h-213c-11 0-18 0-18 12 0 8 5 8 18 8 8 0 19 0 28 2 10 0 13 2 13 10 0 1 0 4-3 11zM213 43c6-21 6-23 33-23h69c62 0 114 33 114 117 0 31-13 135-66 205-19 23-69 71-147 71h-72c-9 0-10 0-13 0-7 0-9-1-9-6 0-3 0-4 3-16z">
            <text:p/>
          </draw:path>
          <draw:path draw:style-name="gr6" draw:text-style-name="P3" draw:layer="layout" svg:width="0.3cm" svg:height="0.022cm" svg:x="17.489cm" svg:y="4.338cm" svg:viewBox="0 0 301 23" svg:d="M284 23c5 0 17 0 17-11 0-12-10-12-17-12h-267c-7 0-17 0-17 12 0 11 10 11 17 11z">
            <text:p/>
          </draw:path>
          <draw:path draw:style-name="gr6" draw:text-style-name="P3" draw:layer="layout" svg:width="0.162cm" svg:height="0.294cm" svg:x="17.885cm" svg:y="4.165cm" svg:viewBox="0 0 163 295" svg:d="M101 13c0-13 0-13-13-13-29 27-69 29-88 29v16c10 0 40 0 65-13v227c0 14 0 20-45 20h-17v16c9 0 63-1 79-1 14 0 71 1 81 1v-16h-18c-44 0-44-6-44-20z">
            <text:p/>
          </draw:path>
          <draw:path draw:style-name="gr6" draw:text-style-name="P3" draw:layer="layout" svg:width="0.147cm" svg:height="0.632cm" svg:x="18.183cm" svg:y="4.214cm" svg:viewBox="0 0 148 633" svg:d="M148 627c0-1 0-3-11-14-79-79-100-199-100-296 0-110 25-221 103-300 8-7 8-8 8-11 0-5-3-6-7-6-6 0-63 43-101 124-33 69-40 139-40 193 0 50 7 126 42 198 39 78 93 118 99 118 4 0 7-1 7-6z">
            <text:p/>
          </draw:path>
          <draw:path draw:style-name="gr6" draw:text-style-name="P3" draw:layer="layout" svg:width="0.268cm" svg:height="0.287cm" svg:x="18.393cm" svg:y="4.408cm" svg:viewBox="0 0 269 288" svg:d="M58 229c34-38 51-53 74-74 0 0 41-34 64-57 60-59 73-89 73-92 0-6-6-6-7-6-4 0-6 1-9 7-18 30-33 40-47 40-16 0-23-10-33-20-12-14-23-27-43-27-48 0-78 59-78 72 0 4 3 7 8 7s6-3 8-7c13-29 49-29 54-29 13 0 25 4 41 9 24 10 31 10 49 10-23 27-77 73-90 83l-57 54c-43 41-65 79-65 83 0 6 6 6 7 6 6 0 7-2 10-9 16-21 35-39 55-39 14 0 20 6 37 25 11 13 22 23 41 23 63 0 99-81 99-98 0-3-3-6-7-6-6 0-7 3-9 7-16 42-56 54-76 54-13 0-25-3-37-8-22-8-32-11-45-11-2 0-12 0-17 3z">
            <text:p/>
          </draw:path>
          <draw:path draw:style-name="gr6" draw:text-style-name="P3" draw:layer="layout" svg:width="0.147cm" svg:height="0.632cm" svg:x="18.724cm" svg:y="4.214cm" svg:viewBox="0 0 148 633" svg:d="M148 317c0-49-7-126-41-198-39-77-94-119-101-119-3 0-6 3-6 6s0 4 12 16c63 61 99 162 99 295 0 107-23 220-102 299-9 8-9 10-9 11 0 5 3 6 6 6 7 0 65-43 102-124 33-69 40-139 40-192z">
            <text:p/>
          </draw:path>
        </draw:g>
        <draw:line draw:style-name="gr4" draw:text-style-name="P4" draw:layer="layout" svg:x1="18.978cm" svg:y1="4.568cm" svg:x2="20.33cm" svg:y2="4.568cm">
          <text:p/>
        </draw:line>
        <draw:g>
          <svg:title>TexMaths</svg:title>
          <svg:desc>18§display§$u_Z $§svg§600§TRUE§</svg:desc>
          <draw:polygon draw:style-name="gr5" draw:text-style-name="P5" draw:layer="layout" svg:width="0.728cm" svg:height="0.368cm" svg:x="19.257cm" svg:y="3.817cm" svg:viewBox="0 0 729 369" draw:points="365,369 0,369 0,0 729,0 729,369">
            <text:p/>
          </draw:polygon>
          <draw:path draw:style-name="gr6" draw:text-style-name="P3" draw:layer="layout" svg:width="0.319cm" svg:height="0.287cm" svg:x="19.277cm" svg:y="3.81cm" svg:viewBox="0 0 320 288" svg:d="M228 230v58l92-7v-20c-45 0-49-5-49-35v-226l-94 7v20c45 0 49 5 49 35v114c0 54-30 98-76 98-53 0-56-29-56-62v-212l-94 7v20c49 0 49 2 49 58v95c0 50 0 108 98 108 35 0 63-17 81-58z">
            <text:p/>
          </draw:path>
          <draw:path draw:style-name="gr6" draw:text-style-name="P3" draw:layer="layout" svg:width="0.317cm" svg:height="0.303cm" svg:x="19.645cm" svg:y="3.882cm" svg:viewBox="0 0 318 304" svg:d="M313 17c4-3 5-7 5-13 0-4-2-4-11-4h-208c-11 0-11 0-14 9l-26 80c-1 6-1 6-1 8 0 1 1 5 7 5s7-3 8-7c22-62 57-79 114-79h80l-260 268c-3 4-7 8-7 16 0 4 4 4 12 4h216c11 0 11 0 14-9l32-99c3-6 3-7 3-7 0 0 0-6-8-6-5 0-7 1-10 11-20 61-43 93-121 93h-85z">
            <text:p/>
          </draw:path>
        </draw:g>
        <draw:custom-shape draw:style-name="gr15" draw:text-style-name="P1" draw:layer="layout" svg:width="1.524cm" svg:height="1.016cm" svg:x="9.004cm" svg:y="4.58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z^{-1}$§svg§600§TRUE§</svg:desc>
          <draw:polygon draw:style-name="gr5" draw:text-style-name="P5" draw:layer="layout" svg:width="1.447cm" svg:height="0.804cm" svg:x="9.08cm" svg:y="4.701cm" svg:viewBox="0 0 1448 805" draw:points="724,805 0,805 0,0 1448,0 1448,805">
            <text:p/>
          </draw:polygon>
          <draw:path draw:style-name="gr6" draw:text-style-name="P3" draw:layer="layout" svg:width="0.369cm" svg:height="0.425cm" svg:x="9.107cm" svg:y="5.078cm" svg:viewBox="0 0 370 426" svg:d="M359 29c9-11 9-11 9-16 0-13-9-13-27-13h-316l-12 159h25c7-101 25-137 135-137h112l-276 372c-9 12-9 14-9 18 0 14 7 14 25 14h327l18-184h-25c-9 117-29 159-146 159h-116z">
            <text:p/>
          </draw:path>
          <draw:path draw:style-name="gr6" draw:text-style-name="P3" draw:layer="layout" svg:width="0.467cm" svg:height="0.035cm" svg:x="9.591cm" svg:y="4.957cm" svg:viewBox="0 0 468 36" svg:d="M442 36c9 0 26 0 26-18s-15-18-26-18h-415c-11 0-27 0-27 18s16 18 27 18z">
            <text:p/>
          </draw:path>
          <draw:path draw:style-name="gr6" draw:text-style-name="P3" draw:layer="layout" svg:width="0.252cm" svg:height="0.458cm" svg:x="10.207cm" svg:y="4.688cm" svg:viewBox="0 0 253 459" svg:d="M157 20c0-20 0-20-20-20-45 43-108 45-137 45v24c16 0 63 0 101-20v354c0 23 0 32-70 32h-27v24c14 0 99-2 124-2 22 0 110 2 125 2v-24h-27c-69 0-69-9-69-32z">
            <text:p/>
          </draw:path>
        </draw:g>
        <draw:custom-shape draw:style-name="gr16" draw:text-style-name="P8" draw:layer="layout" svg:width="1.27cm" svg:height="1.07cm" svg:x="11.544cm" svg:y="4.534cm">
          <text:p/>
          <draw:enhanced-geometry svg:viewBox="0 0 21600 21600" draw:type="rectangle" draw:enhanced-path="M 0 0 L 21600 0 21600 21600 0 21600 0 0 Z N"/>
        </draw:custom-shape>
        <draw:g>
          <draw:line draw:style-name="gr17" draw:text-style-name="P4" draw:layer="layout" svg:x1="11.544cm" svg:y1="5.404cm" svg:x2="11.949cm" svg:y2="5.404cm">
            <text:p/>
          </draw:line>
          <draw:line draw:style-name="gr17" draw:text-style-name="P4" draw:layer="layout" svg:x1="12.355cm" svg:y1="4.742cm" svg:x2="12.76cm" svg:y2="4.742cm">
            <text:p/>
          </draw:line>
          <draw:line draw:style-name="gr17" draw:text-style-name="P4" draw:layer="layout" svg:x1="11.949cm" svg:y1="5.404cm" svg:x2="12.354cm" svg:y2="4.742cm">
            <text:p/>
          </draw:line>
        </draw:g>
        <draw:line draw:style-name="gr4" draw:text-style-name="P4" draw:layer="layout" svg:x1="10.528cm" svg:y1="5.096cm" svg:x2="11.544cm" svg:y2="5.096cm">
          <text:p/>
        </draw:line>
        <draw:custom-shape draw:style-name="gr18" draw:text-style-name="P9" draw:layer="layout" svg:width="0.762cm" svg:height="2.386cm" svg:x="13.776cm" svg:y="3.47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814cm" svg:y1="5.096cm" svg:x2="13.83cm" svg:y2="5.096cm">
          <text:p/>
        </draw:line>
        <draw:frame draw:style-name="gr19" draw:text-style-name="P10" draw:layer="layout" svg:width="3.558cm" svg:height="0.962cm" draw:transform="rotate (1.5707963267949) translate (13.73cm 5.912cm)">
          <draw:text-box>
            <text:p><text:span text:style-name="T2">multiplexer</text:span></text:p>
          </draw:text-box>
        </draw:frame>
        <draw:line draw:style-name="gr4" draw:text-style-name="P4" draw:layer="layout" svg:x1="10.782cm" svg:y1="4.08cm" svg:x2="13.776cm" svg:y2="4.08cm">
          <text:p/>
        </draw:line>
        <draw:line draw:style-name="gr12" draw:text-style-name="P4" draw:layer="layout" svg:x1="10.782cm" svg:y1="5.096cm" svg:x2="10.782cm" svg:y2="4.08cm">
          <text:p/>
        </draw:line>
        <draw:line draw:style-name="gr4" draw:text-style-name="P4" draw:layer="layout" svg:x1="14.224cm" svg:y1="1.268cm" svg:x2="14.224cm" svg:y2="3.472cm">
          <text:p/>
        </draw:line>
        <draw:polygon draw:style-name="gr20" draw:text-style-name="P5" draw:layer="layout" svg:width="0.273cm" svg:height="0.657cm" svg:x="14.458cm" svg:y="1.019cm" svg:viewBox="0 0 274 658" draw:points="137,658 0,658 0,0 274,0 274,658">
          <text:p/>
        </draw:polygon>
        <draw:path draw:style-name="gr3" draw:text-style-name="P3" draw:layer="layout" svg:width="0.211cm" svg:height="0.66cm" svg:x="14.492cm" svg:y="1.016cm" svg:viewBox="0 0 212 661" svg:d="M143 224l-140 11v31c67 0 75 6 75 53v266c0 45-11 45-78 45v31c31 0 87-3 109-3 36 0 70 3 103 3v-31c-64 0-69-5-69-42zM148 53c0-33-25-53-53-53-31 0-53 28-53 53s22 51 53 51c28 0 53-20 53-51z">
          <text:p/>
        </draw:path>
        <draw:g>
          <draw:custom-shape draw:style-name="gr1" draw:text-style-name="P1" draw:layer="layout" svg:width="1.27cm" svg:height="1.27cm" svg:x="6.872cm" svg:y="4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2" draw:text-style-name="P2" draw:layer="layout" svg:width="0.71cm" svg:height="0.671cm" svg:x="7.177cm" svg:y="4.791cm" svg:viewBox="0 0 711 672" draw:points="356,672 0,672 0,0 711,0 711,672">
              <text:p/>
            </draw:polygon>
            <draw:path draw:style-name="gr3" draw:text-style-name="P3" draw:layer="layout" svg:width="0.601cm" svg:height="0.674cm" svg:x="7.233cm" svg:y="4.788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10" draw:text-style-name="P4" draw:layer="layout" svg:x1="7.48cm" svg:y1="6.62cm" svg:x2="7.48cm" svg:y2="5.704cm">
          <text:p/>
        </draw:line>
        <draw:line draw:style-name="gr11" draw:text-style-name="P4" draw:layer="layout" svg:x1="9.004cm" svg:y1="5.096cm" svg:x2="8.142cm" svg:y2="5.096cm">
          <text:p/>
        </draw:line>
        <draw:line draw:style-name="gr10" draw:text-style-name="P4" draw:layer="layout" svg:x1="15.1cm" svg:y1="6.62cm" svg:x2="7.48cm" svg:y2="6.62cm">
          <text:p/>
        </draw:line>
        <draw:line draw:style-name="gr10" draw:text-style-name="P4" draw:layer="layout" svg:x1="15.1cm" svg:y1="6.62cm" svg:x2="15.1cm" svg:y2="4.588cm">
          <text:p/>
        </draw:line>
        <draw:line draw:style-name="gr10" draw:text-style-name="P4" draw:layer="layout" svg:x1="16.738cm" svg:y1="4.572cm" svg:x2="14.538cm" svg:y2="4.588cm">
          <text:p/>
        </draw:line>
        <draw:custom-shape draw:style-name="gr18" draw:text-style-name="P9" draw:layer="layout" svg:width="0.762cm" svg:height="2.386cm" svg:x="2.078cm" svg:y="4.064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3.558cm" svg:height="0.962cm" draw:transform="rotate (1.5707963267949) translate (2.032cm 6.504cm)">
          <draw:text-box>
            <text:p><text:span text:style-name="T2">multiplexer</text:span></text:p>
          </draw:text-box>
        </draw:frame>
        <draw:line draw:style-name="gr4" draw:text-style-name="P4" draw:layer="layout" svg:x1="2.486cm" svg:y1="2.286cm" svg:x2="2.486cm" svg:y2="4.064cm">
          <text:p/>
        </draw:line>
        <draw:path draw:style-name="gr3" draw:text-style-name="P3" draw:layer="layout" svg:width="0.211cm" svg:height="0.66cm" svg:x="2.654cm" svg:y="2.196cm" svg:viewBox="0 0 212 661" svg:d="M143 224l-140 11v31c67 0 75 6 75 53v266c0 45-11 45-78 45v31c31 0 87-3 109-3 36 0 70 3 103 3v-31c-64 0-69-5-69-42zM148 53c0-33-25-53-53-53-31 0-53 28-53 53s22 51 53 51c28 0 53-20 53-51z">
          <text:p/>
        </draw:path>
        <draw:custom-shape draw:style-name="gr21" draw:text-style-name="P11" draw:layer="layout" svg:width="8.804cm" svg:height="4.556cm" svg:x="6.442cm" svg:y="2.302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6.418cm" svg:y1="3.294cm" svg:x2="15.246cm" svg:y2="3.294cm">
          <text:p/>
        </draw:line>
        <draw:g>
          <svg:title>TexMaths</svg:title>
          <svg:desc>28§display§D_I§svg§600§TRUE§</svg:desc>
          <draw:polygon draw:style-name="gr5" draw:text-style-name="P5" draw:layer="layout" svg:width="1.217cm" svg:height="0.822cm" svg:x="10.48cm" svg:y="2.371cm" svg:viewBox="0 0 1218 823" draw:points="609,823 0,823 0,0 1218,0 1218,823">
            <text:p/>
          </draw:polygon>
          <draw:path draw:style-name="gr6" draw:text-style-name="P3" draw:layer="layout" svg:width="0.754cm" svg:height="0.674cm" svg:x="10.52cm" svg:y="2.371cm" svg:viewBox="0 0 755 675" svg:d="M116 599c-9 38-11 45-89 45-16 0-27 0-27 20 0 11 9 11 27 11h327c206 0 401-209 401-424 0-141-86-251-233-251h-332c-18 0-29 0-29 18 0 13 9 13 29 13 12 0 29 0 43 3 16 0 20 4 20 15 0 3 0 7-4 18zM331 67c9-33 9-36 52-36h107c97 0 177 52 177 182 0 49-20 211-103 321-29 36-107 110-228 110h-112c-14 0-16 0-20 0-11 0-14-3-14-9 0-5 0-7 5-25z">
            <text:p/>
          </draw:path>
          <draw:path draw:style-name="gr6" draw:text-style-name="P3" draw:layer="layout" svg:width="0.326cm" svg:height="0.472cm" svg:x="11.338cm" svg:y="2.721cm" svg:viewBox="0 0 327 473" svg:d="M242 54c7-23 7-29 60-29 16 0 25 0 25-14 0-7-5-11-11-11-14 0-32 2-47 2-14 0-32 0-47 0h-47c-16 0-34-2-47-2-5 0-16 0-16 16 0 9 9 9 22 9 3 0 16 0 27 2 14 0 20 2 20 9 0 4-2 9-4 16l-92 367c-4 23-7 30-60 30-18 0-25 0-25 15 0 0 0 9 11 9 20 0 72-2 94-2h47c16 0 34 2 47 2 5 0 16 0 16-16 0-8-9-8-22-8-3 0-16 0-30-3-15 0-15-4-15-9 0-2 0-4 2-15z">
            <text:p/>
          </draw:path>
        </draw:g>
        <draw:line draw:style-name="gr4" draw:text-style-name="P4" draw:layer="layout" svg:x1="5.463cm" svg:y1="5.08cm" svg:x2="6.872cm" svg:y2="5.08cm">
          <text:p/>
        </draw:line>
        <draw:line draw:style-name="gr4" draw:text-style-name="P4" draw:layer="layout" svg:x1="0.669cm" svg:y1="4.572cm" svg:x2="2.078cm" svg:y2="4.572cm">
          <text:p/>
        </draw:line>
        <draw:line draw:style-name="gr4" draw:text-style-name="P4" draw:layer="layout" svg:x1="0.669cm" svg:y1="5.842cm" svg:x2="2.078cm" svg:y2="5.842cm">
          <text:p/>
        </draw:line>
        <draw:g>
          <svg:title>TexMaths</svg:title>
          <svg:desc>28§display§$r_{Z,s}$§svg§600§TRUE§</svg:desc>
          <draw:polygon draw:style-name="gr5" draw:text-style-name="P5" draw:layer="layout" svg:width="1.533cm" svg:height="0.708cm" svg:x="0.323cm" svg:y="3.744cm" svg:viewBox="0 0 1534 709" draw:points="768,709 0,709 0,0 1534,0 1534,709">
            <text:p/>
          </draw:polygon>
          <draw:path draw:style-name="gr6" draw:text-style-name="P3" draw:layer="layout" svg:width="0.333cm" svg:height="0.436cm" svg:x="0.35cm" svg:y="3.733cm" svg:viewBox="0 0 334 437" svg:d="M137 110v-110l-137 11v32c69 0 76 6 76 53v267c0 43-9 43-76 43v31c38 0 85-2 112-2 40 0 87 0 128 2v-31h-23c-71 0-74-9-74-45v-152c0-99 41-187 117-187 6 0 9 0 11 0-5 3-22 14-22 39 0 29 20 42 42 42 18 0 43-11 43-42 0-32-32-61-74-61-72 0-108 67-123 110z">
            <text:p/>
          </draw:path>
          <draw:path draw:style-name="gr6" draw:text-style-name="P3" draw:layer="layout" svg:width="0.494cm" svg:height="0.472cm" svg:x="0.764cm" svg:y="3.845cm" svg:viewBox="0 0 495 473" svg:d="M486 27c7-5 9-11 9-20 0-7-5-7-18-7h-322c-18 0-18 0-23 13l-40 126c-2 9-2 9-2 11 0 3 2 9 11 9s11-4 13-11c34-96 88-123 177-123h123l-403 417c-4 7-11 13-11 25 0 6 7 6 18 6h336c18 0 18 0 22-13l49-155c5-9 5-11 5-11 0 0 0-9-11-9-9 0-11 2-16 18-31 94-67 143-188 143h-132z">
            <text:p/>
          </draw:path>
          <draw:path draw:style-name="gr6" draw:text-style-name="P3" draw:layer="layout" svg:width="0.089cm" svg:height="0.214cm" svg:x="1.328cm" svg:y="4.238cm" svg:viewBox="0 0 90 215" svg:d="M69 70c0 38-6 83-53 127-5 3-7 5-7 7 0 7 7 11 11 11 9 0 70-56 70-139 0-42-18-76-50-76-22 0-40 18-40 40 0 23 16 41 40 41 18 0 29-11 29-11z">
            <text:p/>
          </draw:path>
          <draw:path draw:style-name="gr6" draw:text-style-name="P3" draw:layer="layout" svg:width="0.277cm" svg:height="0.313cm" svg:x="1.532cm" svg:y="4.011cm" svg:viewBox="0 0 278 314" svg:d="M251 45c-18 4-29 18-29 34 0 15 13 22 22 22 7 0 34-5 34-40 0-45-52-61-94-61-108 0-128 81-128 101 0 27 16 43 25 52 18 13 31 15 78 24 16 2 60 11 60 45 0 14-8 38-38 56-26 16-60 16-69 16-27 0-67-7-83-29 23-3 38-21 38-41 0-15-13-24-27-24-20 0-40 15-40 47 0 40 45 67 112 67 128 0 152-87 152-114 0-65-71-77-96-83-7 0-25-5-29-5-25-4-38-20-38-36 0-15 13-33 29-42 18-14 42-14 54-14 15 0 51 2 67 25z">
            <text:p/>
          </draw:path>
        </draw:g>
        <draw:g>
          <svg:title>TexMaths</svg:title>
          <svg:desc>28§display§$r_{Z,\textrm{up}}$§svg§600§TRUE§</svg:desc>
          <draw:polygon draw:style-name="gr5" draw:text-style-name="P5" draw:layer="layout" svg:width="2.032cm" svg:height="0.708cm" svg:x="0cm" svg:y="5.907cm" svg:viewBox="0 0 2033 709" draw:points="1018,709 0,709 0,0 2033,0 2033,709">
            <text:p/>
          </draw:polygon>
          <draw:path draw:style-name="gr6" draw:text-style-name="P3" draw:layer="layout" svg:width="0.333cm" svg:height="0.436cm" svg:x="0.027cm" svg:y="5.896cm" svg:viewBox="0 0 334 437" svg:d="M137 110v-110l-137 11v32c69 0 76 6 76 53v267c0 43-9 43-76 43v31c38 0 85-2 112-2 40 0 87 0 128 2v-31h-23c-71 0-74-9-74-45v-152c0-99 41-187 117-187 7 0 9 0 11 0-4 3-22 14-22 39 0 29 20 42 42 42 18 0 43-11 43-42 0-32-31-61-74-61-72 0-108 67-123 110z">
            <text:p/>
          </draw:path>
          <draw:path draw:style-name="gr6" draw:text-style-name="P3" draw:layer="layout" svg:width="0.494cm" svg:height="0.472cm" svg:x="0.442cm" svg:y="6.008cm" svg:viewBox="0 0 495 473" svg:d="M486 27c7-5 9-11 9-20 0-7-4-7-18-7h-322c-18 0-18 0-23 13l-40 126c-2 9-2 9-2 11 0 3 2 9 11 9s11-4 13-11c34-96 88-123 177-123h124l-404 417c-4 7-11 13-11 25 0 6 7 6 18 6h336c18 0 18 0 23-13l49-155c4-9 4-11 4-11 0 0 0-9-11-9-9 0-11 2-16 18-31 94-67 143-188 143h-132z">
            <text:p/>
          </draw:path>
          <draw:path draw:style-name="gr6" draw:text-style-name="P3" draw:layer="layout" svg:width="0.089cm" svg:height="0.214cm" svg:x="1.006cm" svg:y="6.401cm" svg:viewBox="0 0 90 215" svg:d="M69 70c0 38-6 83-53 127-5 3-7 5-7 7 0 7 7 11 11 11 9 0 70-56 70-139 0-42-18-76-50-76-22 0-40 18-40 40 0 23 16 41 40 41 18 0 29-11 29-11z">
            <text:p/>
          </draw:path>
          <draw:path draw:style-name="gr6" draw:text-style-name="P3" draw:layer="layout" svg:width="0.371cm" svg:height="0.313cm" svg:x="1.199cm" svg:y="6.174cm" svg:viewBox="0 0 372 314" svg:d="M213 7v27c47 0 51 4 51 38v119c0 60-38 103-91 103-63 0-65-29-65-65v-229l-108 7v27c52 0 52 0 52 62v106c0 47 0 112 116 112 16 0 65 0 99-58v58l105-7v-27c-47 0-51-4-51-38v-242z">
            <text:p/>
          </draw:path>
          <draw:path draw:style-name="gr6" draw:text-style-name="P3" draw:layer="layout" svg:width="0.371cm" svg:height="0.439cm" svg:x="1.632cm" svg:y="6.174cm" svg:viewBox="0 0 372 440" svg:d="M159 415c-45 0-51 0-51-29v-115c2 5 35 41 94 41 92 0 170-68 170-155 0-85-72-157-159-157-40 0-81 13-110 43v-43l-103 7v27c49 0 52 2 52 31v321c0 29-7 29-52 29v25c2 0 49-3 78-3 27 0 74 3 81 3zM108 74c20-34 60-52 96-52 58 0 103 61 103 135 0 79-51 137-110 137-60 0-87-54-89-58z">
            <text:p/>
          </draw:path>
        </draw:g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STIX Math" svg:font-family="'STIX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9:39:10.481472968</meta:creation-date>
    <dc:date>2019-05-28T17:42:22.167075476</dc:date>
    <meta:editing-duration>P2DT11H29M42S</meta:editing-duration>
    <meta:editing-cycles>20</meta:editing-cycles>
    <meta:generator>LibreOffice/5.2.7.2$Linux_X86_64 LibreOffice_project/20m0$Build-2</meta:generator>
    <meta:document-statistic meta:object-count="177"/>
  </office:meta>
</office:document-meta>
</file>